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ubtitle">
      <style:text-properties fo:color="#3465a4" loext:opacity="100%" style:font-name="Lucida Sans Unicode" fo:font-size="11pt" style:font-size-asian="11pt" style:font-size-complex="11pt"/>
    </style:style>
    <style:style style:name="P2" style:family="paragraph" style:parent-style-name="Text_20_body">
      <style:text-properties style:font-name="Lucida Sans Unicode" fo:font-size="11pt" officeooo:paragraph-rsid="00130d39" style:font-size-asian="11pt" style:font-size-complex="11pt"/>
    </style:style>
    <style:style style:name="P3" style:family="paragraph" style:parent-style-name="Text_20_body">
      <style:text-properties style:font-name="Lucida Sans Unicode" fo:font-size="11pt" officeooo:rsid="0087bc70" officeooo:paragraph-rsid="0087bc70" style:font-size-asian="11pt" style:font-size-complex="11pt"/>
    </style:style>
    <style:style style:name="P4" style:family="paragraph" style:parent-style-name="Text_20_body">
      <style:text-properties style:font-name="Lucida Sans Unicode" fo:font-size="11pt" officeooo:rsid="0012e10a" officeooo:paragraph-rsid="0012e10a" style:font-size-asian="11pt" style:font-size-complex="11pt"/>
    </style:style>
    <style:style style:name="P5" style:family="paragraph" style:parent-style-name="Text_20_body">
      <style:text-properties style:font-name="Lucida Sans Unicode" fo:font-size="11pt" officeooo:rsid="0012e10a" officeooo:paragraph-rsid="002ece37" style:font-size-asian="11pt" style:font-size-complex="11pt"/>
    </style:style>
    <style:style style:name="P6" style:family="paragraph" style:parent-style-name="Text_20_body">
      <style:text-properties style:font-name="Lucida Sans Unicode" fo:font-size="11pt" officeooo:rsid="0074208b" officeooo:paragraph-rsid="0074208b" style:font-size-asian="11pt" style:font-size-complex="11pt"/>
    </style:style>
    <style:style style:name="P7" style:family="paragraph" style:parent-style-name="Text_20_body">
      <style:text-properties style:font-name="Lucida Sans Unicode" fo:font-size="11pt" officeooo:rsid="0012e10a" officeooo:paragraph-rsid="00157093" style:font-size-asian="11pt" style:font-size-complex="11pt"/>
    </style:style>
    <style:style style:name="P8" style:family="paragraph" style:parent-style-name="Text_20_body">
      <style:text-properties style:font-name="Lucida Sans Unicode" fo:font-size="11pt" officeooo:rsid="00130d39" officeooo:paragraph-rsid="00130d39" style:font-size-asian="11pt" style:font-size-complex="11pt"/>
    </style:style>
    <style:style style:name="P9" style:family="paragraph" style:parent-style-name="Text_20_body">
      <style:text-properties style:font-name="Lucida Sans Unicode" fo:font-size="11pt" officeooo:rsid="00233838" officeooo:paragraph-rsid="00241e23" style:font-size-asian="11pt" style:font-size-complex="11pt"/>
    </style:style>
    <style:style style:name="P10" style:family="paragraph" style:parent-style-name="Text_20_body">
      <style:text-properties style:font-name="Lucida Sans Unicode" fo:font-size="11pt" officeooo:rsid="0012e10a" officeooo:paragraph-rsid="00130d39" style:font-size-asian="11pt" style:font-size-complex="11pt"/>
    </style:style>
    <style:style style:name="P11" style:family="paragraph" style:parent-style-name="Text_20_body">
      <style:text-properties style:font-name="Lucida Sans Unicode" fo:font-size="11pt" officeooo:rsid="00130d39" officeooo:paragraph-rsid="001445d4" style:font-size-asian="11pt" style:font-size-complex="11pt"/>
    </style:style>
    <style:style style:name="P12" style:family="paragraph" style:parent-style-name="Text_20_body">
      <style:text-properties style:font-name="Lucida Sans Unicode" fo:font-size="11pt" officeooo:rsid="00130d39" officeooo:paragraph-rsid="00146587" style:font-size-asian="11pt" style:font-size-complex="11pt"/>
    </style:style>
    <style:style style:name="P13" style:family="paragraph" style:parent-style-name="Text_20_body">
      <style:text-properties style:font-name="Lucida Sans Unicode" fo:font-size="11pt" officeooo:rsid="0014ad88" officeooo:paragraph-rsid="0014ad88" style:font-size-asian="11pt" style:font-size-complex="11pt"/>
    </style:style>
    <style:style style:name="P14" style:family="paragraph" style:parent-style-name="Text_20_body">
      <style:text-properties style:font-name="Lucida Sans Unicode" fo:font-size="11pt" officeooo:rsid="0012e10a" officeooo:paragraph-rsid="0014ad88" style:font-size-asian="11pt" style:font-size-complex="11pt"/>
    </style:style>
    <style:style style:name="P15" style:family="paragraph" style:parent-style-name="Text_20_body">
      <style:text-properties style:font-name="Lucida Sans Unicode" fo:font-size="11pt" officeooo:rsid="00166bbb" officeooo:paragraph-rsid="00166bbb" style:font-size-asian="11pt" style:font-size-complex="11pt"/>
    </style:style>
    <style:style style:name="P16" style:family="paragraph" style:parent-style-name="Text_20_body">
      <style:text-properties style:font-name="Lucida Sans Unicode" fo:font-size="11pt" officeooo:rsid="00130d39" officeooo:paragraph-rsid="00166bbb" style:font-size-asian="11pt" style:font-size-complex="11pt"/>
    </style:style>
    <style:style style:name="P17" style:family="paragraph" style:parent-style-name="Text_20_body">
      <style:text-properties style:font-name="Lucida Sans Unicode" fo:font-size="11pt" officeooo:rsid="00166bbb" officeooo:paragraph-rsid="00241e23" style:font-size-asian="11pt" style:font-size-complex="11pt"/>
    </style:style>
    <style:style style:name="P18" style:family="paragraph" style:parent-style-name="Text_20_body">
      <style:text-properties style:font-name="Lucida Sans Unicode" fo:font-size="11pt" officeooo:rsid="0017facf" officeooo:paragraph-rsid="0017facf" style:font-size-asian="11pt" style:font-size-complex="11pt"/>
    </style:style>
    <style:style style:name="P19" style:family="paragraph" style:parent-style-name="Text_20_body">
      <style:text-properties style:font-name="Lucida Sans Unicode" fo:font-size="11pt" officeooo:rsid="00130d39" officeooo:paragraph-rsid="001ab552" style:font-size-asian="11pt" style:font-size-complex="11pt"/>
    </style:style>
    <style:style style:name="P20" style:family="paragraph" style:parent-style-name="Text_20_body">
      <style:text-properties style:font-name="Lucida Sans Unicode" fo:font-size="11pt" officeooo:rsid="001ab552" officeooo:paragraph-rsid="001ab552" style:font-size-asian="11pt" style:font-size-complex="11pt"/>
    </style:style>
    <style:style style:name="P21" style:family="paragraph" style:parent-style-name="Text_20_body">
      <style:text-properties style:font-name="Lucida Sans Unicode" fo:font-size="11pt" officeooo:rsid="001ab552" officeooo:paragraph-rsid="00233838" style:font-size-asian="11pt" style:font-size-complex="11pt"/>
    </style:style>
    <style:style style:name="P22" style:family="paragraph" style:parent-style-name="Text_20_body">
      <style:text-properties style:font-name="Lucida Sans Unicode" fo:font-size="11pt" officeooo:rsid="001d064d" officeooo:paragraph-rsid="001d064d" style:font-size-asian="11pt" style:font-size-complex="11pt"/>
    </style:style>
    <style:style style:name="P23" style:family="paragraph" style:parent-style-name="Text_20_body">
      <style:text-properties style:font-name="Lucida Sans Unicode" fo:font-size="11pt" officeooo:rsid="0012e10a" officeooo:paragraph-rsid="001d064d" style:font-size-asian="11pt" style:font-size-complex="11pt"/>
    </style:style>
    <style:style style:name="P24" style:family="paragraph" style:parent-style-name="Text_20_body">
      <style:text-properties style:font-name="Lucida Sans Unicode" fo:font-size="11pt" officeooo:rsid="00130d39" officeooo:paragraph-rsid="00233838" style:font-size-asian="11pt" style:font-size-complex="11pt"/>
    </style:style>
    <style:style style:name="P25" style:family="paragraph" style:parent-style-name="Text_20_body">
      <style:text-properties style:font-name="Lucida Sans Unicode" fo:font-size="11pt" officeooo:rsid="00166bbb" officeooo:paragraph-rsid="00233838" style:font-size-asian="11pt" style:font-size-complex="11pt"/>
    </style:style>
    <style:style style:name="P26" style:family="paragraph" style:parent-style-name="Text_20_body">
      <style:text-properties style:font-name="Lucida Sans Unicode" fo:font-size="11pt" officeooo:rsid="001d064d" officeooo:paragraph-rsid="00233838" style:font-size-asian="11pt" style:font-size-complex="11pt"/>
    </style:style>
    <style:style style:name="P27" style:family="paragraph" style:parent-style-name="Text_20_body">
      <style:text-properties style:font-name="Lucida Sans Unicode" fo:font-size="11pt" officeooo:rsid="0012e10a" officeooo:paragraph-rsid="00233838" style:font-size-asian="11pt" style:font-size-complex="11pt"/>
    </style:style>
    <style:style style:name="P28" style:family="paragraph" style:parent-style-name="Text_20_body">
      <style:text-properties style:font-name="Lucida Sans Unicode" fo:font-size="11pt" officeooo:rsid="00233838" officeooo:paragraph-rsid="00233838" style:font-size-asian="11pt" style:font-size-complex="11pt"/>
    </style:style>
    <style:style style:name="P29" style:family="paragraph" style:parent-style-name="Text_20_body">
      <style:text-properties style:font-name="Lucida Sans Unicode" fo:font-size="11pt" officeooo:rsid="002ece37" officeooo:paragraph-rsid="002ece37" style:font-size-asian="11pt" style:font-size-complex="11pt"/>
    </style:style>
    <style:style style:name="P30" style:family="paragraph" style:parent-style-name="Text_20_body">
      <style:text-properties style:font-name="Lucida Sans Unicode" fo:font-size="11pt" officeooo:rsid="001ab552" officeooo:paragraph-rsid="003333df" style:font-size-asian="11pt" style:font-size-complex="11pt"/>
    </style:style>
    <style:style style:name="P31" style:family="paragraph" style:parent-style-name="Text_20_body">
      <style:text-properties style:font-name="Lucida Sans Unicode" fo:font-size="11pt" officeooo:rsid="0012e10a" officeooo:paragraph-rsid="003333df" style:font-size-asian="11pt" style:font-size-complex="11pt"/>
    </style:style>
    <style:style style:name="P32" style:family="paragraph" style:parent-style-name="Text_20_body">
      <style:text-properties style:font-name="Lucida Sans Unicode" fo:font-size="11pt" officeooo:rsid="004a7d56" officeooo:paragraph-rsid="004a7d56" style:font-size-asian="11pt" style:font-size-complex="11pt"/>
    </style:style>
    <style:style style:name="P33" style:family="paragraph" style:parent-style-name="Text_20_body">
      <style:text-properties style:font-name="Lucida Sans Unicode" fo:font-size="11pt" officeooo:rsid="004a7d56" officeooo:paragraph-rsid="004c3100" style:font-size-asian="11pt" style:font-size-complex="11pt"/>
    </style:style>
    <style:style style:name="P34" style:family="paragraph" style:parent-style-name="Text_20_body">
      <style:text-properties style:font-name="Lucida Sans Unicode" fo:font-size="11pt" officeooo:rsid="004a7d56" officeooo:paragraph-rsid="0054bcbe" style:font-size-asian="11pt" style:font-size-complex="11pt"/>
    </style:style>
    <style:style style:name="P35" style:family="paragraph" style:parent-style-name="Text_20_body">
      <style:text-properties style:font-name="Lucida Sans Unicode" fo:font-size="11pt" officeooo:rsid="0054bcbe" officeooo:paragraph-rsid="0054bcbe" style:font-size-asian="11pt" style:font-size-complex="11pt"/>
    </style:style>
    <style:style style:name="P36" style:family="paragraph" style:parent-style-name="Text_20_body">
      <style:text-properties style:font-name="Lucida Sans Unicode" fo:font-size="11pt" officeooo:paragraph-rsid="0054bcbe" style:font-size-asian="11pt" style:font-size-complex="11pt"/>
    </style:style>
    <style:style style:name="P37" style:family="paragraph" style:parent-style-name="Text_20_body">
      <style:text-properties style:font-name="Lucida Sans Unicode" fo:font-size="11pt" officeooo:rsid="005c0014" officeooo:paragraph-rsid="005c0014" style:font-size-asian="11pt" style:font-size-complex="11pt"/>
    </style:style>
    <style:style style:name="P38" style:family="paragraph" style:parent-style-name="Text_20_body">
      <style:text-properties style:font-name="Lucida Sans Unicode" fo:font-size="11pt" officeooo:rsid="005d5c85" officeooo:paragraph-rsid="005d5c85" style:font-size-asian="11pt" style:font-size-complex="11pt"/>
    </style:style>
    <style:style style:name="P39" style:family="paragraph" style:parent-style-name="Text_20_body">
      <style:text-properties style:font-name="Lucida Sans Unicode" fo:font-size="11pt" officeooo:rsid="005d5c85" officeooo:paragraph-rsid="00842b6f" style:font-size-asian="11pt" style:font-size-complex="11pt"/>
    </style:style>
    <style:style style:name="P40" style:family="paragraph" style:parent-style-name="Text_20_body">
      <style:text-properties style:font-name="Lucida Sans Unicode" fo:font-size="11pt" officeooo:rsid="005f3e15" officeooo:paragraph-rsid="005f3e15" style:font-size-asian="11pt" style:font-size-complex="11pt"/>
    </style:style>
    <style:style style:name="P41" style:family="paragraph" style:parent-style-name="Text_20_body">
      <style:text-properties style:font-name="Lucida Sans Unicode" fo:font-size="11pt" officeooo:rsid="005f3e15" officeooo:paragraph-rsid="0078b101" style:font-size-asian="11pt" style:font-size-complex="11pt"/>
    </style:style>
    <style:style style:name="P42" style:family="paragraph" style:parent-style-name="Text_20_body">
      <style:text-properties style:font-name="Lucida Sans Unicode" fo:font-size="11pt" fo:language="el" fo:country="GR" officeooo:rsid="0078b101" officeooo:paragraph-rsid="0078b101" style:font-size-asian="11pt" style:font-size-complex="11pt"/>
    </style:style>
    <style:style style:name="P43" style:family="paragraph" style:parent-style-name="Text_20_body">
      <style:text-properties style:font-name="Lucida Sans Unicode" fo:font-size="11pt" fo:language="el" fo:country="GR" officeooo:rsid="0078b101" officeooo:paragraph-rsid="0079f999" style:font-size-asian="11pt" style:font-size-complex="11pt"/>
    </style:style>
    <style:style style:name="P44" style:family="paragraph" style:parent-style-name="Text_20_body">
      <style:text-properties style:font-name="Lucida Sans Unicode" fo:font-size="11pt" fo:language="el" fo:country="GR" officeooo:rsid="007cc0a7" officeooo:paragraph-rsid="007cc0a7" style:font-size-asian="11pt" style:font-size-complex="11pt"/>
    </style:style>
    <style:style style:name="P45" style:family="paragraph" style:parent-style-name="Text_20_body">
      <style:text-properties style:font-name="Lucida Sans Unicode" fo:font-size="11pt" officeooo:paragraph-rsid="007e568f" style:font-size-asian="11pt" style:font-size-complex="11pt"/>
    </style:style>
    <style:style style:name="P46" style:family="paragraph" style:parent-style-name="Text_20_body">
      <style:text-properties style:font-name="Lucida Sans Unicode" fo:font-size="11pt" fo:language="el" fo:country="GR" fo:font-weight="normal" officeooo:rsid="007e568f" officeooo:paragraph-rsid="007e568f" style:font-size-asian="11pt" style:font-weight-asian="normal" style:font-size-complex="11pt" style:font-weight-complex="normal"/>
    </style:style>
    <style:style style:name="P47" style:family="paragraph" style:parent-style-name="Text_20_body">
      <style:text-properties style:font-name="Lucida Sans Unicode" fo:font-size="11pt" fo:font-weight="normal" officeooo:rsid="007ee73e" officeooo:paragraph-rsid="007ee73e" style:font-size-asian="11pt" style:font-weight-asian="normal" style:font-size-complex="11pt" style:font-weight-complex="normal"/>
    </style:style>
    <style:style style:name="P48" style:family="paragraph" style:parent-style-name="Text_20_body">
      <style:text-properties style:font-name="Lucida Sans Unicode" fo:font-size="11pt" fo:language="el" fo:country="GR" fo:font-weight="normal" officeooo:rsid="007e568f" officeooo:paragraph-rsid="007ee73e" style:font-size-asian="11pt" style:font-weight-asian="normal" style:font-size-complex="11pt" style:font-weight-complex="normal"/>
    </style:style>
    <style:style style:name="P49" style:family="paragraph" style:parent-style-name="Heading_20_1">
      <style:text-properties style:font-name="Lucida Sans Unicode" fo:font-size="11pt" style:font-size-asian="11pt" style:font-size-complex="11pt"/>
    </style:style>
    <style:style style:name="P50" style:family="paragraph" style:parent-style-name="Text_20_body">
      <style:text-properties officeooo:rsid="0026b297" officeooo:paragraph-rsid="00728878"/>
    </style:style>
    <style:style style:name="P51" style:family="paragraph" style:parent-style-name="Text_20_body">
      <style:text-properties officeooo:rsid="0026b297" officeooo:paragraph-rsid="0026b297"/>
    </style:style>
    <style:style style:name="P52" style:family="paragraph" style:parent-style-name="Text_20_body">
      <style:text-properties officeooo:paragraph-rsid="0026b297"/>
    </style:style>
    <style:style style:name="P53" style:family="paragraph" style:parent-style-name="Text_20_body">
      <style:text-properties style:font-name="Lucida Sans Unicode" fo:font-size="11pt" officeooo:paragraph-rsid="003675aa" style:font-size-asian="11pt" style:font-size-complex="11pt"/>
    </style:style>
    <style:style style:name="P54" style:family="paragraph" style:parent-style-name="Text_20_body">
      <style:text-properties style:font-name="Lucida Sans Unicode" fo:font-size="11pt" officeooo:rsid="00382ac9" officeooo:paragraph-rsid="00382ac9" style:font-size-asian="11pt" style:font-size-complex="11pt"/>
    </style:style>
    <style:style style:name="P55" style:family="paragraph" style:parent-style-name="Text_20_body">
      <style:text-properties style:font-name="Lucida Sans Unicode" fo:font-size="11pt" officeooo:rsid="0040bbb3" officeooo:paragraph-rsid="0041fc1f" style:font-size-asian="11pt" style:font-size-complex="11pt"/>
    </style:style>
    <style:style style:name="P56" style:family="paragraph" style:parent-style-name="Text_20_body">
      <style:text-properties style:font-name="Lucida Sans Unicode" fo:font-size="11pt" officeooo:rsid="0040bbb3" officeooo:paragraph-rsid="00445d03" style:font-size-asian="11pt" style:font-size-complex="11pt"/>
    </style:style>
    <style:style style:name="P57" style:family="paragraph" style:parent-style-name="Text_20_body">
      <style:text-properties style:font-name="Lucida Sans Unicode" fo:font-size="11pt" fo:language="en" fo:country="US" officeooo:rsid="00478f2e" officeooo:paragraph-rsid="004fdb49" style:font-size-asian="11pt" style:font-size-complex="11pt"/>
    </style:style>
    <style:style style:name="P58" style:family="paragraph" style:parent-style-name="Text_20_body">
      <style:text-properties style:font-name="Lucida Sans Unicode" fo:font-size="11pt" officeooo:rsid="0048b5ef" officeooo:paragraph-rsid="0048b5ef" style:font-size-asian="11pt" style:font-size-complex="11pt"/>
    </style:style>
    <style:style style:name="P59" style:family="paragraph" style:parent-style-name="Text_20_body">
      <style:text-properties officeooo:paragraph-rsid="007800a3"/>
    </style:style>
    <style:style style:name="P60" style:family="paragraph" style:parent-style-name="Text_20_body">
      <style:text-properties style:font-name="Lucida Sans Unicode" fo:font-size="11pt" fo:language="en" fo:country="US" officeooo:rsid="008deaa7" officeooo:paragraph-rsid="008deaa7" style:font-size-asian="11pt" style:font-size-complex="11pt"/>
    </style:style>
    <style:style style:name="P61" style:family="paragraph" style:parent-style-name="Text_20_body">
      <style:text-properties style:font-name="Lucida Sans Unicode" fo:font-size="11pt" style:font-size-asian="11pt" style:font-size-complex="11pt"/>
    </style:style>
    <style:style style:name="P62" style:family="paragraph" style:parent-style-name="Text_20_body">
      <style:text-properties style:font-name="Lucida Sans Unicode" fo:font-size="11pt" fo:language="en" fo:country="US" officeooo:rsid="009459b3" officeooo:paragraph-rsid="009459b3" style:font-size-asian="11pt" style:font-size-complex="11pt"/>
    </style:style>
    <style:style style:name="P63" style:family="paragraph" style:parent-style-name="Text_20_body">
      <style:text-properties style:font-name="Lucida Sans Unicode" fo:font-size="11pt" fo:language="en" fo:country="US" officeooo:rsid="009459b3" officeooo:paragraph-rsid="009b31ab" style:font-size-asian="11pt" style:font-size-complex="11pt"/>
    </style:style>
    <style:style style:name="P64" style:family="paragraph" style:parent-style-name="Text_20_body">
      <style:text-properties style:font-name="Lucida Sans Unicode" fo:font-size="11pt" fo:language="en" fo:country="US" fo:font-style="normal" officeooo:rsid="009ce4c7" officeooo:paragraph-rsid="009ce4c7" style:font-size-asian="11pt" style:font-style-asian="normal" style:font-size-complex="11pt" style:font-style-complex="normal"/>
    </style:style>
    <style:style style:name="P65" style:family="paragraph" style:parent-style-name="Text_20_body">
      <style:text-properties style:font-name="Lucida Sans Unicode" fo:font-size="11pt" fo:language="en" fo:country="US" fo:font-style="normal" officeooo:rsid="00998710" officeooo:paragraph-rsid="009b31ab" style:font-size-asian="11pt" style:font-style-asian="normal" style:font-size-complex="11pt" style:font-style-complex="normal"/>
    </style:style>
    <style:style style:name="P66" style:family="paragraph" style:parent-style-name="Text_20_body">
      <style:text-properties style:font-name="Lucida Sans Unicode" fo:font-size="11pt" fo:language="el" fo:country="GR" fo:font-style="normal" officeooo:rsid="00998ad5" officeooo:paragraph-rsid="00998ad5" style:font-size-asian="11pt" style:font-style-asian="normal" style:font-size-complex="11pt" style:font-style-complex="normal"/>
    </style:style>
    <style:style style:name="P67" style:family="paragraph" style:parent-style-name="Text_20_body">
      <style:text-properties style:font-name="Lucida Sans Unicode" fo:font-size="11pt" fo:language="en" fo:country="US" fo:font-style="normal" officeooo:rsid="009cf478" officeooo:paragraph-rsid="009cf478" style:font-size-asian="11pt" style:font-style-asian="normal" style:font-size-complex="11pt" style:font-style-complex="normal"/>
    </style:style>
    <style:style style:name="P68" style:family="paragraph" style:parent-style-name="Text_20_body">
      <style:text-properties style:font-name="Lucida Sans Unicode" fo:font-size="11pt" fo:language="en" fo:country="US" fo:font-style="normal" officeooo:rsid="009d2e07" officeooo:paragraph-rsid="009d2e07" style:font-size-asian="11pt" style:font-style-asian="normal" style:font-size-complex="11pt" style:font-style-complex="normal"/>
    </style:style>
    <style:style style:name="P69" style:family="paragraph" style:parent-style-name="Text_20_body">
      <style:text-properties style:font-name="Lucida Sans Unicode" fo:font-size="11pt" fo:language="en" fo:country="US" fo:font-style="normal" officeooo:rsid="009e5cf7" officeooo:paragraph-rsid="009e5cf7" style:font-size-asian="11pt" style:font-style-asian="normal" style:font-size-complex="11pt" style:font-style-complex="normal"/>
    </style:style>
    <style:style style:name="P70" style:family="paragraph" style:parent-style-name="Text_20_body">
      <style:text-properties officeooo:paragraph-rsid="009cf478"/>
    </style:style>
    <style:style style:name="T1" style:family="text">
      <style:text-properties fo:font-style="italic" officeooo:rsid="00130d39" style:font-style-asian="italic" style:font-style-complex="italic"/>
    </style:style>
    <style:style style:name="T2" style:family="text">
      <style:text-properties fo:font-style="italic" officeooo:rsid="0087bc70" style:font-style-asian="italic" style:font-style-complex="italic"/>
    </style:style>
    <style:style style:name="T3" style:family="text">
      <style:text-properties fo:font-style="italic" officeooo:rsid="0087dd6b" style:font-style-asian="italic" style:font-style-complex="italic"/>
    </style:style>
    <style:style style:name="T4" style:family="text">
      <style:text-properties fo:font-style="italic" officeooo:rsid="00146587" style:font-style-asian="italic" style:font-style-complex="italic"/>
    </style:style>
    <style:style style:name="T5" style:family="text">
      <style:text-properties fo:font-style="italic" officeooo:rsid="0022e2fd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241e23"/>
    </style:style>
    <style:style style:name="T8" style:family="text">
      <style:text-properties officeooo:rsid="002ece37"/>
    </style:style>
    <style:style style:name="T9" style:family="text">
      <style:text-properties officeooo:rsid="0075c860"/>
    </style:style>
    <style:style style:name="T10" style:family="text">
      <style:text-properties officeooo:rsid="001e5bdc"/>
    </style:style>
    <style:style style:name="T11" style:family="text">
      <style:text-properties officeooo:rsid="00876732"/>
    </style:style>
    <style:style style:name="T12" style:family="text">
      <style:text-properties officeooo:rsid="00233838"/>
    </style:style>
    <style:style style:name="T13" style:family="text">
      <style:text-properties officeooo:rsid="00130d39"/>
    </style:style>
    <style:style style:name="T14" style:family="text">
      <style:text-properties officeooo:rsid="00157093"/>
    </style:style>
    <style:style style:name="T15" style:family="text">
      <style:text-properties officeooo:rsid="0012e10a"/>
    </style:style>
    <style:style style:name="T16" style:family="text">
      <style:text-properties officeooo:rsid="002d03c2"/>
    </style:style>
    <style:style style:name="T17" style:family="text">
      <style:text-properties officeooo:rsid="00289efb"/>
    </style:style>
    <style:style style:name="T18" style:family="text">
      <style:text-properties officeooo:rsid="001445d4"/>
    </style:style>
    <style:style style:name="T19" style:family="text">
      <style:text-properties officeooo:rsid="00146587"/>
    </style:style>
    <style:style style:name="T20" style:family="text">
      <style:text-properties officeooo:rsid="0017facf"/>
    </style:style>
    <style:style style:name="T21" style:family="text">
      <style:text-properties officeooo:rsid="001ab552"/>
    </style:style>
    <style:style style:name="T22" style:family="text">
      <style:text-properties officeooo:rsid="001debbe"/>
    </style:style>
    <style:style style:name="T23" style:family="text">
      <style:text-properties officeooo:rsid="001d064d"/>
    </style:style>
    <style:style style:name="T24" style:family="text">
      <style:text-properties style:text-underline-style="none" officeooo:rsid="002d03c2"/>
    </style:style>
    <style:style style:name="T25" style:family="text">
      <style:text-properties style:text-underline-style="none" officeooo:rsid="001debbe"/>
    </style:style>
    <style:style style:name="T26" style:family="text">
      <style:text-properties officeooo:rsid="003333df"/>
    </style:style>
    <style:style style:name="T27" style:family="text">
      <style:text-properties officeooo:rsid="003d718f"/>
    </style:style>
    <style:style style:name="T28" style:family="text">
      <style:text-properties officeooo:rsid="0078319e"/>
    </style:style>
    <style:style style:name="T29" style:family="text">
      <style:text-properties officeooo:rsid="0074208b"/>
    </style:style>
    <style:style style:name="T30" style:family="text">
      <style:text-properties officeooo:rsid="006175f3"/>
    </style:style>
    <style:style style:name="T31" style:family="text">
      <style:text-properties officeooo:rsid="0085b939"/>
    </style:style>
    <style:style style:name="T32" style:family="text">
      <style:text-properties officeooo:rsid="004c3100"/>
    </style:style>
    <style:style style:name="T33" style:family="text">
      <style:text-properties officeooo:rsid="0054bcbe"/>
    </style:style>
    <style:style style:name="T34" style:family="text">
      <style:text-properties officeooo:rsid="004a7d56"/>
    </style:style>
    <style:style style:name="T35" style:family="text">
      <style:text-properties officeooo:rsid="005f9e17"/>
    </style:style>
    <style:style style:name="T36" style:family="text">
      <style:text-properties officeooo:rsid="0067d1d7"/>
    </style:style>
    <style:style style:name="T37" style:family="text">
      <style:text-properties officeooo:rsid="005f3e15"/>
    </style:style>
    <style:style style:name="T38" style:family="text">
      <style:text-properties officeooo:rsid="008c2d2a"/>
    </style:style>
    <style:style style:name="T39" style:family="text">
      <style:text-properties officeooo:rsid="005d5c85"/>
    </style:style>
    <style:style style:name="T40" style:family="text">
      <style:text-properties officeooo:rsid="00750f02"/>
    </style:style>
    <style:style style:name="T41" style:family="text">
      <style:text-properties fo:language="en" fo:country="US" officeooo:rsid="0078b101"/>
    </style:style>
    <style:style style:name="T42" style:family="text">
      <style:text-properties officeooo:rsid="0078b101"/>
    </style:style>
    <style:style style:name="T43" style:family="text">
      <style:text-properties fo:language="el" fo:country="GR" officeooo:rsid="0078b101"/>
    </style:style>
    <style:style style:name="T44" style:family="text">
      <style:text-properties fo:language="en" fo:country="US" officeooo:rsid="0080fdc0"/>
    </style:style>
    <style:style style:name="T45" style:family="text">
      <style:text-properties fo:language="en" fo:country="US"/>
    </style:style>
    <style:style style:name="T46" style:family="text">
      <style:text-properties officeooo:rsid="007bf974"/>
    </style:style>
    <style:style style:name="T47" style:family="text">
      <style:text-properties officeooo:rsid="0079f999"/>
    </style:style>
    <style:style style:name="T48" style:family="text">
      <style:text-properties fo:font-style="italic" officeooo:rsid="0079f999" style:font-style-asian="italic" style:font-style-complex="italic"/>
    </style:style>
    <style:style style:name="T49" style:family="text">
      <style:text-properties officeooo:rsid="0087dd6b"/>
    </style:style>
    <style:style style:name="T50" style:family="text">
      <style:text-properties fo:language="el" fo:country="GR" officeooo:rsid="007e568f"/>
    </style:style>
    <style:style style:name="T51" style:family="text">
      <style:text-properties fo:language="el" fo:country="GR" fo:font-weight="normal" officeooo:rsid="007e568f" style:font-weight-asian="normal" style:font-weight-complex="normal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language="en" fo:country="US" fo:font-weight="normal" officeooo:rsid="007e568f" style:font-weight-asian="normal" style:font-weight-complex="normal"/>
    </style:style>
    <style:style style:name="T54" style:family="text">
      <style:text-properties fo:language="el" fo:country="GR" fo:font-weight="normal" officeooo:rsid="0085b939" style:font-weight-asian="normal" style:font-weight-complex="normal"/>
    </style:style>
    <style:style style:name="T55" style:family="text">
      <style:text-properties fo:language="el" fo:country="GR"/>
    </style:style>
    <style:style style:name="T56" style:family="text">
      <style:text-properties fo:language="el" fo:country="GR" fo:font-style="italic" style:font-style-asian="italic" style:font-style-complex="italic"/>
    </style:style>
    <style:style style:name="T57" style:family="text">
      <style:text-properties officeooo:rsid="003367cc"/>
    </style:style>
    <style:style style:name="T58" style:family="text">
      <style:text-properties style:font-name="Lucida Sans Unicode" fo:font-size="11pt" officeooo:rsid="00728878" style:font-size-asian="11pt" style:font-size-complex="11pt"/>
    </style:style>
    <style:style style:name="T59" style:family="text">
      <style:text-properties style:font-name="Lucida Sans Unicode" fo:font-size="11pt" style:font-size-asian="11pt" style:font-size-complex="11pt"/>
    </style:style>
    <style:style style:name="T60" style:family="text">
      <style:text-properties style:font-name="Lucida Sans Unicode" fo:font-size="11pt" officeooo:rsid="00299430" style:font-size-asian="11pt" style:font-size-complex="11pt"/>
    </style:style>
    <style:style style:name="T61" style:family="text">
      <style:text-properties style:font-name="Lucida Sans Unicode" fo:font-size="11pt" officeooo:rsid="002b47c5" style:font-size-asian="11pt" style:font-size-complex="11pt"/>
    </style:style>
    <style:style style:name="T62" style:family="text">
      <style:text-properties officeooo:rsid="003a0582"/>
    </style:style>
    <style:style style:name="T63" style:family="text">
      <style:text-properties officeooo:rsid="003675aa"/>
    </style:style>
    <style:style style:name="T64" style:family="text">
      <style:text-properties officeooo:rsid="00382ac9"/>
    </style:style>
    <style:style style:name="T65" style:family="text">
      <style:text-properties fo:font-style="italic" officeooo:rsid="003675aa" style:font-style-asian="italic" style:font-style-complex="italic"/>
    </style:style>
    <style:style style:name="T66" style:family="text">
      <style:text-properties fo:font-style="italic" officeooo:rsid="00382ac9" style:font-style-asian="italic" style:font-style-complex="italic"/>
    </style:style>
    <style:style style:name="T67" style:family="text">
      <style:text-properties fo:font-weight="bold" officeooo:rsid="003675aa" style:font-weight-asian="bold" style:font-weight-complex="bold"/>
    </style:style>
    <style:style style:name="T68" style:family="text">
      <style:text-properties fo:font-weight="bold" officeooo:rsid="00382ac9" style:font-weight-asian="bold" style:font-weight-complex="bold"/>
    </style:style>
    <style:style style:name="T69" style:family="text">
      <style:text-properties fo:font-style="italic" officeooo:rsid="006a49b7" style:font-style-asian="italic" style:font-style-complex="italic"/>
    </style:style>
    <style:style style:name="T70" style:family="text">
      <style:text-properties fo:font-style="italic" officeooo:rsid="003cc3a7" style:font-style-asian="italic" style:font-style-complex="italic"/>
    </style:style>
    <style:style style:name="T71" style:family="text">
      <style:text-properties fo:language="en" fo:country="US" fo:font-weight="bold"/>
    </style:style>
    <style:style style:name="T72" style:family="text">
      <style:text-properties style:text-position="33% 80%" fo:language="en" fo:country="US" fo:font-weight="bold"/>
    </style:style>
    <style:style style:name="T73" style:family="text">
      <style:text-properties officeooo:rsid="003aec61"/>
    </style:style>
    <style:style style:name="T74" style:family="text">
      <style:text-properties fo:language="en" fo:country="US" fo:font-weight="normal" style:font-weight-asian="normal" style:font-weight-complex="normal"/>
    </style:style>
    <style:style style:name="T75" style:family="text">
      <style:text-properties style:text-position="33% 80%" fo:language="en" fo:country="US" fo:font-weight="normal" style:font-weight-asian="normal" style:font-weight-complex="normal"/>
    </style:style>
    <style:style style:name="T76" style:family="text">
      <style:text-properties fo:language="en" fo:country="US" officeooo:rsid="003a0239"/>
    </style:style>
    <style:style style:name="T77" style:family="text">
      <style:text-properties fo:language="el" fo:country="GR" officeooo:rsid="003cc3a7"/>
    </style:style>
    <style:style style:name="T78" style:family="text">
      <style:text-properties fo:language="en" fo:country="US" officeooo:rsid="003cc3a7"/>
    </style:style>
    <style:style style:name="T79" style:family="text">
      <style:text-properties fo:language="en" fo:country="US" officeooo:rsid="0041fc1f"/>
    </style:style>
    <style:style style:name="T80" style:family="text">
      <style:text-properties fo:language="en" fo:country="US" officeooo:rsid="0042bff0"/>
    </style:style>
    <style:style style:name="T81" style:family="text">
      <style:text-properties fo:language="el" fo:country="GR" officeooo:rsid="0041fc1f"/>
    </style:style>
    <style:style style:name="T82" style:family="text">
      <style:text-properties fo:language="el" fo:country="GR" officeooo:rsid="009459b3"/>
    </style:style>
    <style:style style:name="T83" style:family="text">
      <style:text-properties fo:language="el" fo:country="GR" officeooo:rsid="008689a6"/>
    </style:style>
    <style:style style:name="T84" style:family="text">
      <style:text-properties fo:language="el" fo:country="GR" officeooo:rsid="00445d03"/>
    </style:style>
    <style:style style:name="T85" style:family="text">
      <style:text-properties fo:language="en" fo:country="US" officeooo:rsid="00445d03"/>
    </style:style>
    <style:style style:name="T86" style:family="text">
      <style:text-properties style:font-name="Lucida Sans Unicode" fo:font-size="11pt" fo:language="en" fo:country="US" officeooo:rsid="00445d03" style:font-size-asian="11pt" style:font-size-complex="11pt"/>
    </style:style>
    <style:style style:name="T87" style:family="text">
      <style:text-properties style:font-name="Lucida Sans Unicode" fo:font-size="11pt" fo:language="en" fo:country="US" officeooo:rsid="0040bbb3" style:font-size-asian="11pt" style:font-size-complex="11pt"/>
    </style:style>
    <style:style style:name="T88" style:family="text">
      <style:text-properties style:font-name="Lucida Sans Unicode" fo:font-size="11pt" fo:language="en" fo:country="US" officeooo:rsid="005169ef" style:font-size-asian="11pt" style:font-size-complex="11pt"/>
    </style:style>
    <style:style style:name="T89" style:family="text">
      <style:text-properties style:font-name="Lucida Sans Unicode" fo:font-size="11pt" fo:language="en" fo:country="US" style:font-size-asian="11pt" style:font-size-complex="11pt"/>
    </style:style>
    <style:style style:name="T90" style:family="text">
      <style:text-properties style:font-name="Lucida Sans Unicode" fo:font-size="11pt" officeooo:rsid="005169ef" style:font-size-asian="11pt" style:font-size-complex="11pt"/>
    </style:style>
    <style:style style:name="T91" style:family="text">
      <style:text-properties style:font-name="Lucida Sans Unicode" fo:font-size="11pt" fo:language="en" fo:country="US" officeooo:rsid="004fdb49" style:font-size-asian="11pt" style:font-size-complex="11pt"/>
    </style:style>
    <style:style style:name="T92" style:family="text">
      <style:text-properties officeooo:rsid="004a4c41"/>
    </style:style>
    <style:style style:name="T93" style:family="text">
      <style:text-properties fo:font-weight="normal" officeooo:rsid="00382ac9" style:font-weight-asian="normal" style:font-weight-complex="normal"/>
    </style:style>
    <style:style style:name="T94" style:family="text">
      <style:text-properties style:text-position="33% 80%" fo:font-weight="normal" officeooo:rsid="00382ac9" style:font-weight-asian="normal" style:font-weight-complex="normal"/>
    </style:style>
    <style:style style:name="T95" style:family="text">
      <style:text-properties officeooo:rsid="004d290f"/>
    </style:style>
    <style:style style:name="T96" style:family="text">
      <style:text-properties style:font-name="Lucida Sans Unicode" fo:font-size="11pt" officeooo:rsid="00531f76" style:font-size-asian="11pt" style:font-size-complex="11pt"/>
    </style:style>
    <style:style style:name="T97" style:family="text">
      <style:text-properties style:font-name="Lucida Sans Unicode" fo:font-size="11pt" officeooo:rsid="006b48c3" style:font-size-asian="11pt" style:font-size-complex="11pt"/>
    </style:style>
    <style:style style:name="T98" style:family="text">
      <style:text-properties style:font-name="Lucida Sans Unicode" fo:font-size="11pt" fo:font-style="italic" officeooo:rsid="006b48c3" style:font-size-asian="11pt" style:font-style-asian="italic" style:font-size-complex="11pt" style:font-style-complex="italic"/>
    </style:style>
    <style:style style:name="T99" style:family="text">
      <style:text-properties style:font-name="Lucida Sans Unicode" fo:font-size="11pt" fo:font-style="italic" officeooo:rsid="0070e3e3" style:font-size-asian="11pt" style:font-style-asian="italic" style:font-size-complex="11pt" style:font-style-complex="italic"/>
    </style:style>
    <style:style style:name="T100" style:family="text">
      <style:text-properties style:font-name="Lucida Sans Unicode" fo:font-size="11pt" fo:language="en" fo:country="US" officeooo:rsid="008ece50" style:font-size-asian="11pt" style:font-size-complex="11pt"/>
    </style:style>
    <style:style style:name="T101" style:family="text">
      <style:text-properties style:font-name="Lucida Sans Unicode" fo:font-size="11pt" fo:language="en" fo:country="US" officeooo:rsid="006b48c3" style:font-size-asian="11pt" style:font-size-complex="11pt"/>
    </style:style>
    <style:style style:name="T102" style:family="text">
      <style:text-properties style:font-name="Lucida Sans Unicode" fo:font-size="11pt" fo:language="en" fo:country="US" fo:font-style="italic" officeooo:rsid="006b48c3" style:font-size-asian="11pt" style:font-style-asian="italic" style:font-size-complex="11pt" style:font-style-complex="italic"/>
    </style:style>
    <style:style style:name="T103" style:family="text">
      <style:text-properties style:font-name="Lucida Sans Unicode" fo:font-size="11pt" fo:language="en" fo:country="US" fo:font-style="italic" officeooo:rsid="008ece50" style:font-size-asian="11pt" style:font-style-asian="italic" style:font-size-complex="11pt" style:font-style-complex="italic"/>
    </style:style>
    <style:style style:name="T104" style:family="text">
      <style:text-properties style:font-name="Lucida Sans Unicode" fo:font-size="11pt" fo:language="el" fo:country="GR" fo:font-style="italic" officeooo:rsid="008ece50" style:font-size-asian="11pt" style:font-style-asian="italic" style:font-size-complex="11pt" style:font-style-complex="italic"/>
    </style:style>
    <style:style style:name="T105" style:family="text">
      <style:text-properties style:font-name="Lucida Sans Unicode" fo:font-size="11pt" fo:language="el" fo:country="GR" fo:font-style="italic" style:font-size-asian="11pt" style:font-style-asian="italic" style:font-size-complex="11pt" style:font-style-complex="italic"/>
    </style:style>
    <style:style style:name="T106" style:family="text">
      <style:text-properties fo:language="el" fo:country="GR" officeooo:rsid="00903dc2"/>
    </style:style>
    <style:style style:name="T107" style:family="text">
      <style:text-properties officeooo:rsid="0092b7fe"/>
    </style:style>
    <style:style style:name="T108" style:family="text">
      <style:text-properties officeooo:rsid="00903dc2"/>
    </style:style>
    <style:style style:name="T109" style:family="text">
      <style:text-properties officeooo:rsid="00531f76"/>
    </style:style>
    <style:style style:name="T110" style:family="text">
      <style:text-properties officeooo:rsid="006b48c3"/>
    </style:style>
    <style:style style:name="T111" style:family="text">
      <style:text-properties fo:language="el" fo:country="GR" officeooo:rsid="0096396c"/>
    </style:style>
    <style:style style:name="T112" style:family="text">
      <style:text-properties fo:language="el" fo:country="GR" officeooo:rsid="009b31ab"/>
    </style:style>
    <style:style style:name="T113" style:family="text">
      <style:text-properties fo:language="el" fo:country="GR" officeooo:rsid="00974253"/>
    </style:style>
    <style:style style:name="T114" style:family="text">
      <style:text-properties officeooo:rsid="0096396c"/>
    </style:style>
    <style:style style:name="T115" style:family="text">
      <style:text-properties fo:language="el" fo:country="GR" officeooo:rsid="00984bb5"/>
    </style:style>
    <style:style style:name="T116" style:family="text">
      <style:text-properties fo:language="el" fo:country="GR" officeooo:rsid="0096e05e"/>
    </style:style>
    <style:style style:name="T117" style:family="text">
      <style:text-properties fo:language="el" fo:country="GR" fo:font-style="italic" officeooo:rsid="0096396c" style:font-style-asian="italic" style:font-style-complex="italic"/>
    </style:style>
    <style:style style:name="T118" style:family="text">
      <style:text-properties fo:language="el" fo:country="GR" officeooo:rsid="00998710"/>
    </style:style>
    <style:style style:name="T119" style:family="text">
      <style:text-properties officeooo:rsid="00998710"/>
    </style:style>
    <style:style style:name="T120" style:family="text">
      <style:text-properties fo:language="el" fo:country="GR" officeooo:rsid="009a0e30"/>
    </style:style>
    <style:style style:name="T121" style:family="text">
      <style:text-properties fo:language="el" fo:country="GR" officeooo:rsid="009d2e07"/>
    </style:style>
    <style:style style:name="T122" style:family="text">
      <style:text-properties officeooo:rsid="009e5cf7"/>
    </style:style>
    <style:style style:name="T123" style:family="text">
      <style:text-properties fo:language="el" fo:country="GR" officeooo:rsid="009e5cf7"/>
    </style:style>
    <style:style style:name="T124" style:family="text">
      <style:text-properties style:font-name="Lucida Sans Unicode" fo:font-size="11pt" officeooo:rsid="0057862b" style:font-size-asian="11pt" style:font-size-complex="11pt"/>
    </style:style>
    <style:style style:name="T125" style:family="text">
      <style:text-properties style:font-name="Lucida Sans Unicode" fo:font-size="11pt" officeooo:rsid="0055a668" style:font-size-asian="11pt" style:font-size-complex="11pt"/>
    </style:style>
    <style:style style:name="T126" style:family="text">
      <style:text-properties style:font-name="Lucida Sans Unicode" fo:font-size="11pt" fo:language="en" fo:country="US" officeooo:rsid="00531f76" style:font-size-asian="11pt" style:font-size-complex="11pt"/>
    </style:style>
    <style:style style:name="T127" style:family="text">
      <style:text-properties style:font-name="Lucida Sans Unicode" fo:font-size="11pt" fo:language="en" fo:country="US" officeooo:rsid="0087dd6b" style:font-size-asian="11pt" style:font-size-complex="11pt"/>
    </style:style>
    <style:style style:name="T128" style:family="text">
      <style:text-properties style:font-name="Lucida Sans Unicode" fo:font-size="11pt" officeooo:rsid="008a346a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Θέματα φυσικής</text:p>
      <text:p text:style-name="P2"><text:span text:style-name="T1">Επιλέξτε όλες τις σωστές απαντήσεις </text:span><text:span text:style-name="T2">γράφοντας μόνον τ</text:span><text:span text:style-name="T3">ον αριθμό της ερώτησης και τ</text:span><text:span text:style-name="T2">ην απάντηση Α,Β,Γ ή Δ</text:span><text:span text:style-name="T1">, ανά περίπτωση </text:span><text:span text:style-name="T4">είναι ί</text:span><text:span text:style-name="T5">σως </text:span><text:span text:style-name="T4">παραπάνω από μια</text:span><text:span text:style-name="T1">!</text:span></text:p>
      <text:p text:style-name="P3"><text:span text:style-name="T1">Π</text:span><text:span text:style-name="T6">αράδειγμα για την ερώτηση 9 γράφουμε την απάντηση: 9. Α</text:span></text:p>
      <text:p text:style-name="P4">1. Η μονάδα κιλ<text:span text:style-name="T7">ο</text:span>γραμμάριο (kgr) χρησιμοποιείται για <text:s/>μέτρηση:</text:p>
      <text:p text:style-name="P4">Α. όγκου <text:tab/>Β. μάζας<text:tab/> Γ. εμβαδού<text:tab/> Δ. πυκνότητας</text:p>
      <text:p text:style-name="P5">2. Ποια η διαφορά μεταξύ φυσικών – χημικών <text:s/>φαιν<text:span text:style-name="T8">ο</text:span>μένων;</text:p>
      <text:p text:style-name="P6"><text:span text:style-name="T9">Α</text:span>. τα χημικά είναι αναστρέψιμα <text:tab/>Β. Τα <text:s/>τα χημικά είναι <text:span text:style-name="T6">μη αναστρέψιμα</text:span></text:p>
      <text:p text:style-name="P6">Γ. Τα φυσικά <text:s/>είναι αναστρέψιμα <text:tab/>Δ. <text:s/>Τα φυσικά είναι <text:span text:style-name="T6">μη αναστρέψιμα</text:span></text:p>
      <text:p text:style-name="P4">3. Η <text:span text:style-name="T10">θ</text:span>ερμοκρασία μετράται σε βαθμούς: </text:p>
      <text:p text:style-name="P4">Α. <text:span text:style-name="T11">κ</text:span>ελσίου <text:tab/>Β. <text:span text:style-name="T11">κ</text:span>έλβιν<text:tab/> Γ. <text:span text:style-name="T11">φ</text:span>αρενάϊτ<text:tab/> Δ. <text:span text:style-name="T11">μ</text:span>οίρες</text:p>
      <text:p text:style-name="P4">4. Η ένταση ηλεκτρικού ρεύματος <text:s/>μετράται σε:</text:p>
      <text:p text:style-name="P4">Α. <text:span text:style-name="T11">δ</text:span>ευτερόλεπτα <text:tab/>Β. Volt<text:tab/> Γ. <text:span text:style-name="T11">μ</text:span>έτρα<text:tab/> Δ. Ampere</text:p>
      <text:p text:style-name="P4">5. Η ένταση φωτεινής πηγής μετράται σε:</text:p>
      <text:p text:style-name="P7">Α. Candela <text:span text:style-name="T12">(</text:span><text:span text:style-name="T13">cd</text:span><text:span text:style-name="T12">)</text:span> <text:s/><text:tab/>Β. Volt<text:tab/> Γ. <text:span text:style-name="T14">Lumen</text:span><text:tab/> Δ. Ampere</text:p>
      <text:p text:style-name="P8">6. <text:s/>Ο βρασμός <text:span text:style-name="T12">του νερού</text:span> είναι χημικό <text:s/>ή <text:span text:style-name="T7">φυσικό </text:span>φαινόμενο;</text:p>
      <text:p text:style-name="P9">Α. φυσικό <text:tab/>Β. χημικό</text:p>
      <text:p text:style-name="P8">7. Η αστραπή είναι χημικό <text:s/>ή <text:span text:style-name="T7">φυσικό </text:span>φαινόμενο;</text:p>
      <text:p text:style-name="P9">Α. φυσικό <text:tab/>Β. χημικό</text:p>
      <text:p text:style-name="P8">8. Η ακουστική μελετά την διάδοση του:</text:p>
      <text:p text:style-name="P8">Α. ήχου <text:s/><text:tab/><text:span text:style-name="T15">Β. </text:span>φωτός<text:span text:style-name="T15"><text:tab/> Γ. </text:span>ηλεκτρικού ρεύματος<text:span text:style-name="T15"><text:tab/> Δ. </text:span>φυσικού αερίου</text:p>
      <text:p text:style-name="P8">9. Η αστρονομία είναι <text:span text:style-name="T16">συνώνυμ</text:span><text:span text:style-name="T17">η</text:span> της:</text:p>
      <text:p text:style-name="P10">Α. <text:span text:style-name="T13">γαστρονομίας</text:span> <text:s/><text:tab/>Β. <text:span text:style-name="T13">αστροφυσικής</text:span><text:tab/> Γ. <text:span text:style-name="T13">μηχανικής</text:span> <text:tab/> Δ. <text:span text:style-name="T18">η</text:span><text:span text:style-name="T13">λεκτρονικής</text:span></text:p>
      <text:p text:style-name="P11">10. <text:span text:style-name="T18">Η κοσμολογία μελετά την:</text:span></text:p>
      <text:p text:style-name="P12"><text:span text:style-name="T18"><text:s/></text:span><text:span text:style-name="T15">Α. </text:span><text:span text:style-name="T18">αρχή του σύμπαντος</text:span><text:span text:style-name="T15"> <text:s/><text:tab/>Β. </text:span><text:span text:style-name="T19">ε</text:span><text:span text:style-name="T18">ξέλιξή του </text:span><text:span text:style-name="T15"><text:tab/> Γ. έ</text:span><text:span text:style-name="T18">κτασή του </text:span><text:span text:style-name="T15"><text:s/>Δ. </text:span><text:span text:style-name="T18">προέλευση της ζωής</text:span></text:p>
      <text:p text:style-name="P13"><text:soft-page-break/>11.<text:span text:style-name="T15"> Η μονάδα </text:span>λίτρο<text:span text:style-name="T15"> (</text:span>lt<text:span text:style-name="T15">) χρησιμοποιείται για <text:s/>μέτρηση:</text:span></text:p>
      <text:p text:style-name="P14">Α. όγκου <text:tab/>Β. μάζας<text:tab/> Γ. εμβαδού<text:tab/> Δ. <text:span text:style-name="T10">π</text:span>υκνότητας</text:p>
      <text:p text:style-name="P15">12. Η οπτική μελετά την διάδοση του:</text:p>
      <text:p text:style-name="P16">Α. ήχου <text:tab/><text:span text:style-name="T15">Β. </text:span>φωτός<text:span text:style-name="T15"><text:tab/> Γ. </text:span>ηλεκτρικού ρεύματος<text:span text:style-name="T15"><text:tab/> Δ. </text:span>φυσικού αερίου</text:p>
      <text:p text:style-name="P17">13. Η μετατροπή του μούστου σε οίνο, είναι φυσικό <text:s/>ή <text:span text:style-name="T7">χημικό</text:span> φαινόμενο;</text:p>
      <text:p text:style-name="P9">Α. φυσικό <text:tab/>Β. χημικό</text:p>
      <text:p text:style-name="P15">14. Η μετατροπή του οίνου σε ξύδι είναι φυσικό <text:s/>ή <text:span text:style-name="T7">χημικό </text:span>φαινόμενο;</text:p>
      <text:p text:style-name="P9">Α. φυσικό <text:tab/><text:tab/>Β. χημικό</text:p>
      <text:p text:style-name="P18">15. Η ταχύτητα είναι μονόμετρο μέγεθος;</text:p>
      <text:p text:style-name="P19">Α. Σωστό <text:tab/><text:tab/>Β. Λάθος</text:p>
      <text:p text:style-name="P20">16. Η δύναμη είναι <text:s/><text:span text:style-name="T20">διανυσματικό </text:span>μέγεθος;</text:p>
      <text:p text:style-name="P19">Α. Σωστό <text:tab/><text:tab/>Β. Λάθος</text:p>
      <text:p text:style-name="P21">17. Η μετεωρολογία μελετά την … <text:s/>κυκλοφορία.</text:p>
      <text:p text:style-name="P19">Α. <text:span text:style-name="T21">ατμοσφαιρική</text:span> <text:tab/><text:span text:style-name="T15">Β. </text:span><text:span text:style-name="T22">θ</text:span><text:span text:style-name="T21">αλάσσια </text:span><text:span text:style-name="T15"><text:tab/> Γ. </text:span><text:span text:style-name="T21">οδική</text:span><text:span text:style-name="T15"><text:tab/> Δ. </text:span><text:span text:style-name="T22">ε</text:span><text:span text:style-name="T21">ν</text:span>αέρ<text:span text:style-name="T21">ια</text:span></text:p>
      <text:p text:style-name="P20">18. <text:s/>Η κλιματολογία είναι κλάδος της <text:s/>μετεωρολογίας;</text:p>
      <text:p text:style-name="P19">Α. Σωστό <text:tab/><text:tab/>Β. Λάθος</text:p>
      <text:p text:style-name="P20">19. Η πρόγνωση καιρού για την επομένη ημέρα έχει 20% ποσοστό αποτυχίας;</text:p>
      <text:p text:style-name="P19">Α. Σωστό <text:tab/><text:tab/>Β. Λάθος</text:p>
      <text:p text:style-name="P22">20. Ποια από τα παρακάτω είναι θεμελιώδη φυσικά μεγέθη;</text:p>
      <text:p text:style-name="P23">Α. όγκο<text:span text:style-name="T23">ς</text:span> <text:tab/>Β. μάζα<text:tab/><text:tab/> Γ. εμβαδό<text:span text:style-name="T23">ν</text:span><text:tab/> Δ. <text:span text:style-name="T12">μ</text:span><text:span text:style-name="T22">ήκος</text:span></text:p>
      <text:p text:style-name="P21"><text:span text:style-name="T12">2</text:span>1. Η <text:span text:style-name="T12">ωκεανο</text:span>γ<text:span text:style-name="T12">ραφ</text:span>ία μελετά την … <text:s/>κυκλοφορία.</text:p>
      <text:p text:style-name="P24">Α. <text:span text:style-name="T21">ατμοσφαιρική</text:span> <text:tab/><text:span text:style-name="T15">Β. </text:span><text:span text:style-name="T22">θ</text:span><text:span text:style-name="T21">αλάσσια </text:span><text:span text:style-name="T15"><text:tab/> Γ. </text:span><text:span text:style-name="T21">οδική</text:span><text:span text:style-name="T15"><text:tab/> Δ. </text:span><text:span text:style-name="T12">ε</text:span><text:span text:style-name="T21">ν</text:span>αέρ<text:span text:style-name="T21">ια</text:span></text:p>
      <text:p text:style-name="P25"><text:span text:style-name="T12">22</text:span>. Η μετατροπή του <text:span text:style-name="T12">σιδήρου</text:span> σε <text:span text:style-name="T12">σκουριά </text:span><text:s/>είναι φυσικό φαινόμενο;</text:p>
      <text:p text:style-name="P24">Α. Σωστό <text:tab/><text:tab/>Β. Λάθος</text:p>
      <text:p text:style-name="P26">2<text:span text:style-name="T12">3</text:span>. Ποια από τα παρακάτω είναι <text:span text:style-name="T12">παράγωγα</text:span> φυσικά μεγέθη;</text:p>
      <text:p text:style-name="P27"><text:soft-page-break/>Α. όγκο<text:span text:style-name="T23">ς</text:span> <text:tab/>Β. μάζα<text:tab/><text:tab/> Γ. εμβαδό<text:span text:style-name="T23">ν</text:span><text:tab/> Δ. <text:span text:style-name="T24">μ</text:span><text:span text:style-name="T25">ήκος</text:span></text:p>
      <text:p text:style-name="P28">24. Το γάλα στο ψυγείο έληξε και έχει πλέον ξινίσει. Το φαινόμενο είναι:</text:p>
      <text:p text:style-name="P28">Α. φυσικό <text:tab/>Β. <text:span text:style-name="T7">χ</text:span>ημικό</text:p>
      <text:p text:style-name="P9">2<text:span text:style-name="T7">5</text:span>. Το <text:span text:style-name="T7">κοκκινιστό</text:span> στ<text:span text:style-name="T7">ην</text:span> <text:span text:style-name="T7">κατσαρόλα κά</text:span>η<text:span text:style-name="T7">κ</text:span>ε. Το φαινόμενο είναι:</text:p>
      <text:p text:style-name="P9">Α. φυσικό <text:tab/>Β. χημικό</text:p>
      <text:p text:style-name="P29">26. Η καύση <text:span text:style-name="T26">των κα</text:span><text:span text:style-name="T27">υ</text:span><text:span text:style-name="T26">σίμων </text:span>στους κινητήρες εσωτερικής καύσεως είναι … φαινόμενο.</text:p>
      <text:p text:style-name="P5"><text:span text:style-name="T8"><text:s/></text:span><text:span text:style-name="T12">Α. φυσικό <text:tab/>Β. χημικό</text:span></text:p>
      <text:p text:style-name="P30"><text:span text:style-name="T26">27</text:span>. <text:s/><text:span text:style-name="T26">Ποια από τα παρακάτω</text:span> <text:span text:style-name="T26">χαρακτηριστικά </text:span><text:s/>έ<text:span text:style-name="T26">χε</text:span>ι έ<text:span text:style-name="T26">να</text:span> <text:s/><text:span text:style-name="T20">διανυσματικό </text:span>μέγεθος;</text:p>
      <text:p text:style-name="P31">Α. <text:span text:style-name="T26">μέτρο</text:span> <text:tab/>Β. <text:span text:style-name="T26">κατεύθυνση</text:span><text:tab/>Γ. <text:span text:style-name="T26">φορά</text:span><text:tab/> Δ. <text:span text:style-name="T26">σημείον εφαρμογής</text:span></text:p>
      <text:p text:style-name="P30"><text:span text:style-name="T26">28</text:span>. <text:s/><text:span text:style-name="T26">Ποια από τα παρακάτω</text:span> <text:span text:style-name="T26">χαρακτηριστικά </text:span><text:s/>έ<text:span text:style-name="T26">χε</text:span>ι έ<text:span text:style-name="T26">να</text:span> <text:s/><text:span text:style-name="T26">μονόμετρο</text:span><text:span text:style-name="T20"> </text:span>μέγεθος;</text:p>
      <text:p text:style-name="P31">Α. <text:span text:style-name="T26">μέτρο</text:span> <text:tab/>Β. <text:span text:style-name="T26">κατεύθυνση</text:span><text:tab/>Γ. <text:span text:style-name="T26">φορά</text:span><text:tab/> Δ. <text:span text:style-name="T26">σημείον εφαρμογής</text:span></text:p>
      <text:p text:style-name="P32">29. Ποια είδη δυνάμεων υπάρχουν στην φύση;</text:p>
      <text:p text:style-name="P32">Α. επαφής <text:tab/>Β. <text:span text:style-name="T28">α</text:span>πό απόσταση <text:tab/>Γ. <text:span text:style-name="T29">σ</text:span>υνοχής <text:tab/>Δ. <text:span text:style-name="T29">σ</text:span>υνάφειας</text:p>
      <text:p text:style-name="P32">30. Τα υγρά και τα αέρια σώματα ονομάζονται και ρευστά;</text:p>
      <text:p text:style-name="P32">Α. Σωστό <text:tab/>Β. Λάθος</text:p>
      <text:p text:style-name="P32">31. Ένα ελαστικό σώμα υφίσταται … παραμόρφωση.</text:p>
      <text:p text:style-name="P32">Α. μόνιμη <text:tab/>Β. <text:span text:style-name="T30">ε</text:span>λαστική <text:tab/><text:tab/>Γ. <text:span text:style-name="T31">π</text:span>λαστική<text:tab/> Δ. <text:span text:style-name="T30">π</text:span>ροσωρινή</text:p>
      <text:p text:style-name="P32">32. Ένα πλαστικό σώμα υφίσταται … παραμόρφωση.</text:p>
      <text:p text:style-name="P32">Α. μόνιμη <text:tab/>Β. <text:span text:style-name="T30">ε</text:span>λαστική <text:tab/><text:tab/>Γ. <text:span text:style-name="T30">π</text:span>λαστική <text:tab/>Δ. <text:span text:style-name="T30">π</text:span>ροσωρινή</text:p>
      <text:p text:style-name="P33"><text:span text:style-name="T32">33</text:span>. Ποια είδη δυνάμεων <text:span text:style-name="T32">πεδίου </text:span>υπάρχουν στην φύση;</text:p>
      <text:p text:style-name="P33">Α. <text:span text:style-name="T32">ηλεκτρικού<text:tab/> </text:span>Β. <text:span text:style-name="T32">μαγνητικού</text:span> <text:tab/><text:tab/>Γ. <text:span text:style-name="T32">βαρυτικού</text:span> <text:tab/>Δ. <text:span text:style-name="T32">οπτικού</text:span></text:p>
      <text:p text:style-name="P34"><text:span text:style-name="T32">3</text:span><text:span text:style-name="T33">4</text:span>. <text:span text:style-name="T33">Τ</text:span>ο <text:span text:style-name="T33">βάρος ενός σώματος στην φυσική (όχι στην καθομιλουμένη!)</text:span></text:p>
      <text:p text:style-name="P35">είναι δύναμη, όχι σκέτη μάζα και μετράται σε:</text:p>
      <text:p text:style-name="P36"><text:span text:style-name="T34">Α. </text:span><text:span text:style-name="T33">κιλά </text:span><text:span text:style-name="T32"><text:s/><text:tab/></text:span><text:span text:style-name="T34">Β. </text:span><text:span text:style-name="T33">Νewton</text:span><text:span text:style-name="T34"> <text:tab/><text:tab/>Γ. </text:span><text:span text:style-name="T33">kpont</text:span><text:span text:style-name="T34"> <text:tab/>Δ. </text:span><text:span text:style-name="T35">g</text:span><text:span text:style-name="T33">r</text:span></text:p>
      <text:p text:style-name="P37"><text:soft-page-break/>35. Κατά την περιστροφή σώματος η απόσταση της δυνάμεως από τον άξονα περιστροφής λέγεται:</text:p>
      <text:p text:style-name="P37">Α. μοχλός <text:tab/>Β. βραχίονας <text:tab/>Γ. <text:span text:style-name="T36">μ</text:span>οχλοβραχί<text:span text:style-name="T37">ο</text:span>νας <text:tab/>Δ. <text:span text:style-name="T36">υ</text:span>πομόχλιο</text:p>
      <text:p text:style-name="P37">36. Η περιστροφή σώματος αντιθέτως προς την φορά του ωρολογίου είναι:</text:p>
      <text:p text:style-name="P37">Α. θετική <text:tab/>Β. αρνητική <text:tab/>Γ. ανάδρομη <text:tab/>Δ. ορθή</text:p>
      <text:p text:style-name="P37">37. Εάν η ροπή <text:span text:style-name="T38">ισούται προς</text:span> <text:span text:style-name="T38">δύναμη επί απόσταση,</text:span> ποια είναι η μονάδα μέτρησής της <text:span text:style-name="T39">στο </text:span><text:span text:style-name="T31">διεθνές</text:span><text:span text:style-name="T39"> μετρικό σύστημα </text:span><text:span text:style-name="T28">(</text:span><text:span text:style-name="T39">SI</text:span><text:span text:style-name="T28">)</text:span>;</text:p>
      <text:p text:style-name="P37">Α. N m <text:tab/><text:tab/>B. Kp m <text:tab/><text:tab/>Γ. <text:span text:style-name="T39">Ν inches <text:tab/></text:span>Δ. <text:span text:style-name="T39">N yard</text:span></text:p>
      <text:p text:style-name="P38">38. Έ<text:span text:style-name="T36">να</text:span> σύστημα δυο δυνάμεων ονομάζεται ζεύγος δυνάμεων <text:s/>όταν:</text:p>
      <text:p text:style-name="P39">Α. έχουν το ίδιο μέτρο <text:tab/>Β. είναι παράλληλες <text:tab/></text:p>
      <text:p text:style-name="P39">Γ. έχουν αντίθετη φορά <text:tab/>Δ. ίδια φορά</text:p>
      <text:p text:style-name="P38">39. Το πλεονέκτημα του <text:span text:style-name="T37">κέντρου βάρους </text:span>είναι ότι ακόμη και αν στραφεί το σώμα, χωρίς όμως να αλλάξει το σχήμα του, το σημείο αυτό παραμένει το ίδιο.</text:p>
      <text:p text:style-name="P40">Α. Σωστό <text:tab/>Β. Λάθος</text:p>
      <text:p text:style-name="P40">40. Ποια είναι τα είδη ισορροπίας ενός σώματος;</text:p>
      <text:p text:style-name="P40">Α. <text:span text:style-name="T40">ο</text:span>υδέτερη <text:tab/>Β. <text:span text:style-name="T40">α</text:span>διάφορη <text:tab/>Γ. <text:span text:style-name="T40">ε</text:span>υσταθής <text:tab/>Δ. <text:span text:style-name="T40">α</text:span>σταθής</text:p>
      <text:p text:style-name="P41">4<text:span text:style-name="T41">1</text:span>. Ποι<text:span text:style-name="T42">ες</text:span> <text:span text:style-name="T43">από τις παρακάτω </text:span>είναι <text:span text:style-name="T42">μονάδες μέτρησης ενεργείας</text:span>;</text:p>
      <text:p text:style-name="P41">Α. <text:span text:style-name="T42">Θερμίδες</text:span><text:span text:style-name="T41"> </text:span><text:span text:style-name="T44">(</text:span><text:span text:style-name="T41">cal</text:span><text:span text:style-name="T44">)</text:span><text:span text:style-name="T45"> <text:tab/></text:span>Β.<text:span text:style-name="T45"> </text:span><text:span text:style-name="T41">Joule</text:span><text:span text:style-name="T45"> <text:tab/></text:span>Γ.<text:span text:style-name="T45"> </text:span><text:span text:style-name="T41">Watt</text:span><text:span text:style-name="T45"> <text:tab/></text:span>Δ. <text:span text:style-name="T41">British thermal units</text:span></text:p>
      <text:p text:style-name="P42">42. <text:s/><text:span text:style-name="T37">Ποι</text:span>ες<text:span text:style-name="T37"> </text:span>από τις παρακάτω <text:span text:style-name="T37">είναι </text:span>μονάδες μέτρησης <text:s/><text:span text:style-name="T6">γωνιακής</text:span> ταχύτητας;</text:p>
      <text:p text:style-name="P42">Α.<text:span text:style-name="T45"> rad/sec <text:tab/></text:span>Β<text:span text:style-name="T45">. Km/h</text:span> <text:tab/>Γ.<text:span text:style-name="T45"> meter/sec <text:tab/></text:span>Δ.<text:span text:style-name="T45"> Watt</text:span></text:p>
      <text:p text:style-name="P42"><text:span text:style-name="T45">43.</text:span> Ποιο από τα παρακάτω υλικά έχει την μεγίστη πυκνότητα;</text:p>
      <text:p text:style-name="P42">Α. νερό <text:tab/>Β. πάγος<text:tab/> Γ. χρυσός <text:tab/>Δ. <text:span text:style-name="T46">ε</text:span>λαιόλαδο</text:p>
      <text:p text:style-name="P43">4<text:span text:style-name="T47">4</text:span>. <text:s/><text:span text:style-name="T37">Ποι</text:span>ες<text:span text:style-name="T37"> </text:span>από τις παρακάτω <text:span text:style-name="T37">είναι </text:span>μονάδες μέτρησης <text:s/><text:span text:style-name="T6">γ</text:span><text:span text:style-name="T48">ραμμι</text:span><text:span text:style-name="T6">κής</text:span> ταχύτητας;</text:p>
      <text:p text:style-name="P43">Α.<text:span text:style-name="T45"> rad/sec <text:tab/></text:span>Β<text:span text:style-name="T45">. Km/h</text:span> <text:tab/>Γ.<text:span text:style-name="T45"> meter/sec <text:tab/></text:span>Δ.<text:span text:style-name="T45"> Watt</text:span></text:p>
      <text:p text:style-name="P44">45. Αδράνεια λέγεται η ιδιότητα των υλικών σωμάτων να διατηρούν αμετάβλητη την κινητική τους κατάσταση.</text:p>
      <text:p text:style-name="P44"><text:soft-page-break/>Α. Σωστό <text:tab/>Β. Λάθος</text:p>
      <text:p text:style-name="P44">46. Η <text:span text:style-name="T49">γραμμική </text:span>ορμή ισούται με το γινόμενο μάζας επί την ταχύτητα και μετράται σε:</text:p>
      <text:p text:style-name="P44">Α. <text:span text:style-name="T45">kgr m/sec <text:tab/></text:span>Β. <text:span text:style-name="T45">kgr km/hour <text:tab/><text:tab/></text:span>Γ. <text:span text:style-name="T45">rad/sec <text:tab/></text:span>Δ. <text:span text:style-name="T45">m/sec</text:span></text:p>
      <text:p text:style-name="P45"><text:span text:style-name="T50">47.</text:span><text:span text:style-name="T51"> </text:span><text:span text:style-name="T52">Όταν σε ένα σώμα δεν ασκούνται δυνάμεις ή, αν ασκούνται και έχουν συνισταμένη μηδέν, τότε το σώμα ή θα ηρεμεί ή θα κινείται ευθύγραμμα </text:span><text:span text:style-name="T51">με σταθερή ταχύτητα.</text:span></text:p>
      <text:p text:style-name="P46">Α. Σωστό <text:tab/>Β. Λάθος</text:p>
      <text:p text:style-name="P45"><text:span text:style-name="T53">48. </text:span><text:span text:style-name="T51">Ο βαθμός αδράνειας της ύλης εκφράζεται </text:span><text:span text:style-name="T54">ποσοτικά</text:span><text:span text:style-name="T51"> με την μάζα.</text:span></text:p>
      <text:p text:style-name="P46">Α. Σωστό <text:tab/>Β. Λάθος</text:p>
      <text:p text:style-name="P47"><text:span text:style-name="T55">49. Κατά την </text:span><text:span text:style-name="T56">ευθύγραμμη ομαλή κίνηση</text:span><text:span text:style-name="T55"> ένα α</text:span>υτοκίνητο σε ίσους χρόνους διανύει ίσα διαστήματα.</text:p>
      <text:p text:style-name="P48">Α. Σωστό <text:tab/>Β. Λάθος</text:p>
      <text:p text:style-name="P47"><text:span text:style-name="T50">5</text:span><text:span text:style-name="T55">0. Κατά την</text:span><text:span text:style-name="T56"> ευθύγραμμη ομαλά μεταβαλλόμενη κίνηση</text:span><text:span text:style-name="T55"> ένα αυτοκίνητο μεταβάλλει την ταχύτητα του κατά το ίδιο ποσό ανά μονάδα χρόνου.</text:span></text:p>
      <text:p text:style-name="P48">Α. Σωστό <text:tab/>Β. Λάθος</text:p>
      <text:p text:style-name="P44"><text:s/></text:p>
      <text:p text:style-name="P37"><text:s/></text:p>
      <text:h text:style-name="P49" text:outline-level="1">Video<text:span text:style-name="T57">s</text:span></text:h>
      <text:p text:style-name="P50"><text:a xlink:type="simple" xlink:href="https://www.youtube.com/watch?v=Slq-lO8fzGM" text:style-name="Internet_20_link" text:visited-style-name="Visited_20_Internet_20_Link"><text:span text:style-name="T58">Δυνάμεις στην φύση</text:span></text:a></text:p>
      <text:p text:style-name="P50"><text:a xlink:type="simple" xlink:href="https://photodentro.edu.gr/v/item/video/8522/670" text:style-name="Internet_20_link" text:visited-style-name="Visited_20_Internet_20_Link"><text:span text:style-name="T58">Τριβή κι αντίσταση στην κίνηση</text:span></text:a></text:p>
      <text:p text:style-name="P51"><text:a xlink:type="simple" xlink:href="https://youtu.be/mAz2ZNkh-og" text:style-name="Internet_20_link" text:visited-style-name="Visited_20_Internet_20_Link"><text:span text:style-name="T59">Κοσμολογία</text:span></text:a></text:p>
      <text:p text:style-name="P52"><text:a xlink:type="simple" xlink:href="https://youtu.be/_62reqKm2n4" text:style-name="Internet_20_link" text:visited-style-name="Visited_20_Internet_20_Link"><text:span text:style-name="T60">Ήχοι από την γέννεση του σύμπαντος</text:span></text:a></text:p>
      <text:p text:style-name="P52"><text:a xlink:type="simple" xlink:href="https://youtu.be/_wyUB8tNMNs" text:style-name="Internet_20_link" text:visited-style-name="Visited_20_Internet_20_Link"><text:span text:style-name="T61">Απόψεις για την προέλευση του σύμπαντος</text:span></text:a></text:p>
      <text:h text:style-name="P49" text:outline-level="1"><text:soft-page-break/>Ασκήσεις</text:h>
      <text:p text:style-name="P53"><text:span text:style-name="T62">1. </text:span><text:span text:style-name="T63">Έ</text:span><text:span text:style-name="T64">να δοχείο</text:span><text:span text:style-name="T63"> που έχει </text:span><text:span text:style-name="T65">σχήμα ορθογ</text:span><text:span text:style-name="T66">ω</text:span><text:span text:style-name="T65">νίου παραλληλεπιπέδου </text:span><text:span text:style-name="T63">έχει διαστάσεις </text:span><text:span text:style-name="T67">6</text:span><text:span text:style-name="T68">c</text:span><text:span text:style-name="T67">m x 10</text:span><text:span text:style-name="T68">c</text:span><text:span text:style-name="T67">m x 5</text:span><text:span text:style-name="T68">c</text:span><text:span text:style-name="T67">m</text:span><text:span text:style-name="T63">. </text:span><text:span text:style-name="T69">Το</text:span><text:span text:style-name="T65"> </text:span><text:span text:style-name="T66">δοχείο</text:span><text:span text:style-name="T65"> είναι </text:span><text:span text:style-name="T70">κατά το ήμισυ </text:span><text:span text:style-name="T65">γεμάτ</text:span><text:span text:style-name="T66">ο</text:span><text:span text:style-name="T63"> με </text:span><text:span text:style-name="T64">γάλα</text:span><text:span text:style-name="T63"> που έχει πυκνότητα </text:span><text:span text:style-name="T71">1.035 g/cm</text:span><text:span text:style-name="T72">3</text:span><text:span text:style-name="T45"> </text:span><text:span text:style-name="T63">. Πόση είναι η μάζα του </text:span><text:span text:style-name="T64">γάλακτος</text:span><text:span text:style-name="T63"> τ</text:span><text:span text:style-name="T64">ου δοχείου</text:span><text:span text:style-name="T63">;</text:span></text:p>
      <text:p text:style-name="P54">Δίδεται ό<text:span text:style-name="T73">τι </text:span><text:span text:style-name="T63">πυκνότητα </text:span>= μάζα δια του όγκου.</text:p>
      <text:p text:style-name="P54">Λύση: Έστωσαν ρ η <text:s/><text:span text:style-name="T63">πυκνότητα, </text:span>V ο όγκος του δοχείου, m η ζητούμενη μάζα του γάλακτος.</text:p>
      <text:p text:style-name="P54"><text:span text:style-name="T27">Εξ ορισμού: </text:span>ρ = m / V =&gt; m = ρ * V =&gt; m = <text:span text:style-name="T74">1.035 g/cm</text:span><text:span text:style-name="T75">3</text:span><text:span text:style-name="T45"> <text:s/>* 5cm * 6 cm * 10cm </text:span><text:span text:style-name="T76">= 310.5 gr. </text:span><text:span text:style-name="T77">Διαιρώ</text:span><text:span text:style-name="T78"> δια του δυο και λαμβάνω 155 gr.</text:span></text:p>
      <text:p text:style-name="P55"><text:span text:style-name="T78">2. </text:span><text:span text:style-name="T79">Εάν το δοχείο </text:span><text:span text:style-name="T80">γίνει τώρα</text:span><text:span text:style-name="T79"> </text:span><text:span text:style-name="T81">κυλι</text:span><text:span text:style-name="T82">ν</text:span><text:span text:style-name="T81">δρικό</text:span><text:span text:style-name="T79"> κύπελλο ακτίνας 5 cm και ύψους 10 cm, να λύσετε πάλι την άσκηση 1.</text:span></text:p>
      <text:p text:style-name="P56"><text:span text:style-name="T79">3.</text:span><text:span text:style-name="T78"> </text:span><text:span text:style-name="T79">Εάν το δοχείο </text:span><text:span text:style-name="T80">γίνει τώρα</text:span><text:span text:style-name="T79"> </text:span><text:span text:style-name="T81">κ</text:span><text:span text:style-name="T83">ύ</text:span><text:span text:style-name="T84">β</text:span><text:span text:style-name="T83">ος</text:span><text:span text:style-name="T79"> </text:span><text:span text:style-name="T85">πλευράς</text:span><text:span text:style-name="T79"> 5 cm, να λύσετε πάλι την άσκηση 1.</text:span></text:p>
      <text:p text:style-name="Standard"><text:span text:style-name="T86">4. </text:span><text:span text:style-name="T87">Μια </text:span><text:a xlink:type="simple" xlink:href="https://akispetretzikis.com/recipe/210/tiramisoy" text:style-name="Internet_20_link" text:visited-style-name="Visited_20_Internet_20_Link"><text:span text:style-name="T87">συνταγή τιραμισού</text:span></text:a><text:span text:style-name="T87"> περιγράφει ότι για </text:span><text:span text:style-name="T88">6</text:span><text:span text:style-name="T87"> μερίδες χρειάζονται 4</text:span><text:span text:style-name="T88">2</text:span><text:span text:style-name="T87">0 γραμμάρια τύρου μασκαρπόνε, </text:span><text:span text:style-name="T89">120 γρ. άχνη ζάχαρη, 1</text:span><text:span text:style-name="T88">2</text:span><text:span text:style-name="T89">0 γρ. Μαυροδάφνη, 3</text:span><text:span text:style-name="T88">6</text:span><text:span text:style-name="T89">0 γρ. καφέ, εσπρέσο ρόφημα, </text:span><text:span text:style-name="T59">4</text:span><text:span text:style-name="T90">8</text:span><text:span text:style-name="T59">0 γρ. κρέμα γάλακτος, </text:span><text:span text:style-name="T90">6</text:span><text:span text:style-name="T59">0 γρ. κουβερτούρα, σε κομματάκια, 30 γρ. κουβερτούρα, σε ξύσμα. </text:span><text:span text:style-name="T87">Για </text:span><text:span text:style-name="T88">10</text:span><text:span text:style-name="T87"> μερίδες άραγε πόσα γραμμάρια τυρί, </text:span><text:span text:style-name="T91">και κάθε άλλο υλικό</text:span><text:span text:style-name="T87"> χρειάζομαστε;</text:span></text:p>
      <text:p text:style-name="P57">5. Ένα λίτρο <text:span text:style-name="T92">(lt) </text:span>γάλακτος με πόσα κυβικά εκατοστά <text:span text:style-name="T92">(</text:span><text:span text:style-name="T93">cm</text:span><text:span text:style-name="T94">3</text:span><text:span text:style-name="T92">)</text:span> ισούται;</text:p>
      <text:p text:style-name="P58">6. Μια ζάντα αυτοκινήτου έχει διάμετρο 15 inches, πόσα cm είναι; <text:span text:style-name="T95">Δίδεται: 1 inch = 2,54 cm.</text:span></text:p>
      <text:p text:style-name="P58">7. Μια ευρεία οθόνη τηλεόρασης έχει διαγώνιο 65 inches, <text:s/>πόσα cm είναι;</text:p>
      <text:p text:style-name="P59"><text:span text:style-name="T96">8. </text:span><text:span text:style-name="T97">Τα συστατικά </text:span><text:span text:style-name="T98">για 4 έως 6 μερίδες </text:span><text:span text:style-name="T99">παραδοσιακό</text:span><text:span text:style-name="T97"> </text:span><text:a xlink:type="simple" xlink:href="https://akispetretzikis.com/recipe/6147/paradosiako-ryzogalo" text:style-name="Internet_20_link" text:visited-style-name="Visited_20_Internet_20_Link"><text:span text:style-name="T97">ρυζόγαλο</text:span></text:a><text:span text:style-name="T97"> είναι:</text:span><text:span text:style-name="T96">1 λίτρο νερό, 100 γρ. ρύζι γλασέ, φλούδες πορτοκαλιού, από 1 πορτοκάλι , 1 στικ κανέλα, 1 λίτρο γάλα πλήρες, 180 γρ. κρυσταλλική ζάχαρη, 2 βανιλίνες, 60 γρ. κορν φλάουρ, 1 πρέζα αλάτι. </text:span><text:span text:style-name="T97">Να βρεθούν οι ποσότητες για 12 μερίδες.</text:span></text:p>
      <text:p text:style-name="P60">9. <text:span text:style-name="T55">Ένας πολτός τομάτας έχει καθαρό περιεχόμενο 450</text:span>ml<text:span text:style-name="T55"> και </text:span>513g. <text:span text:style-name="T55">Ποια η πυκνότητα;</text:span></text:p>
      <text:p text:style-name="Text_20_body"><text:span text:style-name="T100">10. <text:s/></text:span><text:span text:style-name="T101">Τα συστατικά </text:span><text:span text:style-name="T102">για </text:span><text:span text:style-name="T103">8</text:span><text:span text:style-name="T102"> έως </text:span><text:span text:style-name="T103">10 </text:span><text:span text:style-name="T102">μερίδες </text:span><text:a xlink:type="simple" xlink:href="https://akispetretzikis.com/recipe/5149/gkioylmpasi" text:style-name="Internet_20_link" text:visited-style-name="Visited_20_Internet_20_Link"><text:span text:style-name="T104">γιούλμπασι</text:span></text:a><text:span text:style-name="T104"> είναι: </text:span><text:span text:style-name="T105">500 γρ. μοσχάρι ποντίκι,</text:span></text:p>
      <text:p text:style-name="P61"><text:soft-page-break/>500 γρ. αρνί μπούτι, 500 γρ. χοιρινό μπούτι,1 κ.σ. ελαιόλαδο, αλάτι,πιπέρι, 1 κρεμμύδι, 2 σκ. <text:span text:style-name="T106">σκ</text:span><text:span text:style-name="T55">όρδο</text:span>, 1 κόκκινη πιπεριά,1 κίτρινη πιπεριά,1 πράσινη πιπεριά, 600 γρ. <text:span text:style-name="T107">τ</text:span>ομάτες, 100 γρ. λευκό κρασί, χυμό λεμονιού, από 1 λεμόνι, 300 γρ. <text:span text:style-name="T108">ν</text:span>ερό 1 κ.σ. ζωμό λαχανικών σε βαζάκι, 300 γρ. <text:span text:style-name="T108">κ</text:span>εφαλοτύρι 1 κ.σ. ρίγανη 1 κ.σ. μέλι. <text:span text:style-name="T109"><text:s/></text:span><text:span text:style-name="T110">Να βρεθούν οι ποσότητες για 12 μερίδες.</text:span></text:p>
      <text:p text:style-name="P62">11. <text:span text:style-name="T55">Ένας κομμωτής ακουμπά φθαρμένο ρευματοφόρο καλώδιο υπό </text:span><text:span text:style-name="T111">εναλλασσόμενη</text:span><text:span text:style-name="T55"> τάση 230</text:span>V, <text:span text:style-name="T55">με </text:span><text:span text:style-name="T56">βρεγμένα χέρια</text:span><text:span text:style-name="T55">. Η αντίσταση του είναι 2.3</text:span>k<text:span text:style-name="T55">Ω. </text:span><text:span text:style-name="T112">Σχεδιάστε το κύκλωμα. </text:span><text:span text:style-name="T55">Δεδομένου ότι η ελάχιστη θανάσιμη ένταση ρεύματος είναι </text:span><text:span text:style-name="T113">50</text:span>mA<text:span text:style-name="T55"> και του νόμου του </text:span>Ohm: I = V / R, <text:span text:style-name="T55">να βρεθεί εάν ζήσει ο κομμωτής.</text:span></text:p>
      <text:p text:style-name="P63">1<text:span text:style-name="T114">2</text:span>. <text:span text:style-name="T55">Ένας </text:span><text:span text:style-name="T115">ηλεκτρολόγος</text:span><text:span text:style-name="T116"> αυτοκινήτων</text:span><text:span text:style-name="T55"> ακουμπά φθαρμένο ρευματοφόρο καλώδιο υπό </text:span><text:span text:style-name="T111">συνεχή </text:span><text:span text:style-name="T55">τάση </text:span><text:span text:style-name="T113">1</text:span><text:span text:style-name="T55">2</text:span>V, <text:span text:style-name="T56">με </text:span><text:span text:style-name="T117">στεγνά</text:span><text:span text:style-name="T56"> χέρια</text:span><text:span text:style-name="T55">. Η αντίσταση του είναι </text:span><text:span text:style-name="T111">4</text:span>k<text:span text:style-name="T55">Ω. </text:span><text:span text:style-name="T112">Σχεδιάστε το κύκλωμα. </text:span><text:span text:style-name="T55">Δεδομένου ότι η ελάχιστη θανάσιμη ένταση ρεύματος είναι </text:span><text:span text:style-name="T113">50</text:span>mA<text:span text:style-name="T55"> και του νόμου του </text:span>Ohm: I = V / R, <text:span text:style-name="T55">να βρεθεί εάν ζήσει ο </text:span><text:span text:style-name="T116">τεχνι</text:span><text:span text:style-name="T55">κ</text:span><text:span text:style-name="T116">ό</text:span><text:span text:style-name="T55">ς.</text:span></text:p>
      <text:p text:style-name="P64">13. <text:span text:style-name="T118">Η ονομαστική ισχύς ενός λαμπτήρα είναι </text:span><text:span text:style-name="T55">18</text:span><text:span text:style-name="T118"> </text:span><text:span text:style-name="T119">Watt </text:span><text:span text:style-name="T118">και παίρνει ρεύμα μέσω </text:span><text:span text:style-name="T55">συνεχούς</text:span><text:span text:style-name="T118"> τάσης </text:span><text:span text:style-name="T55">9</text:span><text:span text:style-name="T119">V. </text:span><text:span text:style-name="T112">Σχεδιάστε το κύκλωμα. </text:span><text:span text:style-name="T118">Να υπολογίσετε την ένταση του ρεύματος Ι που τον διαρρέει. </text:span><text:span text:style-name="T120">Δίδεται ισχύς = τάση * ένταση.</text:span></text:p>
      <text:p text:style-name="P65">14. <text:s/><text:span text:style-name="T55">Η ονομαστική ισχύς ενός λαμπτήρα είναι 46 </text:span>Watt <text:span text:style-name="T55">και παίρνει ρεύμα μέσω εναλλασσόμενης τάσης </text:span>230V. <text:span text:style-name="T112">Σχεδιάστε το κύκλωμα. </text:span><text:span text:style-name="T55">Να υπολογίσετε την ένταση του ρεύματος Ι που τον διαρρέει. </text:span><text:span text:style-name="T120">Δίδεται ισχύς = τάση * ένταση.</text:span></text:p>
      <text:p text:style-name="P66">15. Ένας ηλεκτροκινητήρας έχει ιπποδύναμη <text:span text:style-name="T45">2</text:span>00 <text:span text:style-name="T45">HP. </text:span>Να υπολογίσετε την ισχύ του σε <text:span text:style-name="T45">Watt. </text:span>Δίδεται <text:s/><text:span text:style-name="T45">1 HP = 746 Watt.</text:span></text:p>
      <text:p text:style-name="P67">16. <text:span text:style-name="T55">Ένας λαμπτήρας πυρακτώσεως ισχύος 60 </text:span>Watt<text:span text:style-name="T55"> λειτουργεί για 8 ώρες καθημερινά. Πόση ενέργεια καταναλώνει </text:span><text:span text:style-name="T121">κατ’ έτος</text:span><text:span text:style-name="T55">; Εάν η 1</text:span>kWh<text:span text:style-name="T55"> κοστίζει 0.10 € να υπολογίσετε το κόστος σε € καθημερινά. <text:s/>Να υπολογίσετε τα ίδια εάν ο λαμπτήρας πυρακτώσεως αντικατασταθεί από έναν </text:span>L.E.D. <text:span text:style-name="T55">των 10 </text:span>Watt.</text:p>
      <text:p text:style-name="P68">17. <text:span text:style-name="T55">Ένας αγωγός χαλκού μήκους </text:span>l =<text:span text:style-name="T55">10 </text:span><text:span text:style-name="T122">m </text:span><text:span text:style-name="T55">μέτρων και διατομής </text:span>S =<text:span text:style-name="T55">2 <text:s/>τετραγωνικών </text:span>mm <text:span text:style-name="T55">έχει ειδική ηλεκτρική αντίσταση ρ = 0,0175 </text:span><text:span text:style-name="T123">μ</text:span><text:span text:style-name="T55">Ω </text:span>m /<text:span text:style-name="T55"> τετραγωνικό </text:span>mm. <text:span text:style-name="T55">Ποια η ωμική του αντίσταση; Δίδεται </text:span>R = p l/ S<text:span text:style-name="T55"> </text:span><text:span text:style-name="T123">και</text:span><text:span text:style-name="T55"> </text:span><text:span text:style-name="T123">1μΩ = 0,000001Ω.</text:span></text:p>
      <text:p text:style-name="P69">18. <text:span text:style-name="T55">Ποιο το μήκος </text:span>l <text:span text:style-name="T55">ενός χάλκινου αγωγού διατομής </text:span>S = 4<text:span text:style-name="T55"> τετραγωνικών </text:span>mm <text:span text:style-name="T55">και αντίστασης 1 </text:span>kilo <text:span text:style-name="T55">Ω;</text:span></text:p>
      <text:h text:style-name="P49" text:outline-level="1"><text:soft-page-break/><text:span text:style-name="T109">Σύ</text:span>νδεση με αγορά εργασίας</text:h>
      <text:p text:style-name="P70"><text:span text:style-name="T96">9. Να επισκεφθείτε τους ιστότοπους για </text:span><text:span text:style-name="T124">ε</text:span><text:span text:style-name="T96">ργασία στη</text:span><text:span text:style-name="T125">ν</text:span></text:p>
      <text:p text:style-name="P70"><text:span text:style-name="T126">στο: </text:span><text:a xlink:type="simple" xlink:href="https://www.skywalker.gr/el/aggelies-ergasias?keywords=&amp;location=Athens%2C+Greece&amp;lat=37.9838096&amp;lng=23.7275388&amp;geo_type=locality&amp;offset=25&amp;page=1&amp;geo_radius=&amp;category=01hdtm1ff0g1rdef228eftwtj1&amp;emp_types=&amp;page=1&amp;work_types=" text:style-name="Internet_20_link" text:visited-style-name="Visited_20_Internet_20_Link"><text:span text:style-name="T127">www.</text:span><text:span text:style-name="T126">skywalker.gr</text:span></text:a></text:p>
      <text:p text:style-name="P59"><text:a xlink:type="simple" xlink:href="http://www.kariera.gr/" text:style-name="Internet_20_link" text:visited-style-name="Visited_20_Internet_20_Link"><text:span text:style-name="T96">www.kariera.gr</text:span></text:a></text:p>
      <text:p text:style-name="P59"><text:a xlink:type="simple" xlink:href="https://gr.indeed.com/jobs?q=εστιαση&amp;l=Athens%2C+Αττική&amp;from=searchOnHP%2Cwhatautocomplete&amp;vjk=e391743bd3ac5f50" text:style-name="Internet_20_link" text:visited-style-name="Visited_20_Internet_20_Link"><text:span text:style-name="T128">http://www.indeed.com/ 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chapter">
      <style:paragraph-properties fo:margin-top="0.423cm" fo:margin-bottom="0.212cm" style:contextual-spacing="false" fo:line-height="200%" fo:text-align="center" style:justify-single-word="false"/>
      <style:text-properties fo:color="#3465a4" loext:opacity="100%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el" number:country="GR" loext:transliteration-spellout="title cardinal" number:transliteration-language="el" number:transliteration-country="GR">
      <number:number number:decimal-places="0" number:min-decimal-places="0" number:min-integer-digits="1"/>
    </number:number-style>
    <number:number-style style:name="N10115" number:language="el" number:country="GR" loext:transliteration-spellout="title USD" number:transliteration-language="el" number:transliteration-country="GR">
      <number:number number:decimal-places="0" number:min-decimal-places="0" number:min-integer-digits="1"/>
    </number:number-style>
    <number:number-style style:name="N10116" number:language="el" number:country="GR" loext:transliteration-spellout="title USD" number:transliteration-language="el" number:transliteration-country="GR">
      <number:number number:decimal-places="2" number:min-decimal-places="2" number:min-integer-digits="1"/>
    </number:number-style>
    <number:number-style style:name="N10117" number:language="el" number:country="GR" loext:transliteration-spellout="upper USD" number:transliteration-language="el" number:transliteration-country="GR">
      <number:number number:decimal-places="0" number:min-decimal-places="0" number:min-integer-digits="1"/>
    </number:number-style>
    <number:number-style style:name="N10118" number:language="el" number:country="GR" loext:transliteration-spellout="upper USD" number:transliteration-language="el" number:transliteration-country="GR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7093" officeooo:paragraph-rsid="00157093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fo:border-top="0.06pt solid #729fcf" fo:border-bottom="none" fo:border-left="none" fo:border-right="none" fo:padding="0.05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a xlink:type="simple" xlink:href="https://github.com/nickaiva/epas" text:style-name="Internet_20_link" text:visited-style-name="Visited_20_Internet_20_Link">Ν.Αϊβαλιώτης <text:s/></text:a><text:tab/><text:tab/><text:date style:data-style-name="N37" text:date-value="2026-03-09T09:02:52.597919055">09/03/26</text:date></text:p>
      </style:header>
      <style:footer>
        <text:p text:style-name="Footer"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0-24T09:26:37.570105719</meta:creation-date>
    <dc:date>2026-03-09T09:02:52.439415800</dc:date>
    <meta:editing-duration>PT6H33M20S</meta:editing-duration>
    <meta:editing-cycles>112</meta:editing-cycles>
    <meta:generator>LibreOffice/25.8.4.2$Windows_X86_64 LibreOffice_project/290daaa01b999472f0c7a3890eb6a550fd74c6df</meta:generator>
    <meta:print-date>2026-02-03T09:23:18.839463800</meta:print-date>
    <meta:printed-by>PDF files</meta:printed-by>
    <dc:title>Φυσικής</dc:title>
    <dc:contributor>ΝΑϊβαλιώτης</dc:contributor>
    <meta:document-statistic meta:table-count="0" meta:image-count="0" meta:object-count="0" meta:page-count="8" meta:paragraph-count="144" meta:word-count="1628" meta:character-count="9496" meta:non-whitespace-character-count="7828"/>
  </office:meta>
</office:document-meta>
</file>